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7155a" officeooo:paragraph-rsid="0007155a"/>
    </style:style>
    <style:style style:name="T1" style:family="text">
      <style:text-properties officeooo:rsid="00034bb4"/>
    </style:style>
    <style:style style:name="T2" style:family="text">
      <style:text-properties officeooo:rsid="00051cb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S'approprier une démarche de développement agile</text:h>
      <text:p text:style-name="Text_20_body"/>
      <text:h text:style-name="Heading_20_3" text:outline-level="3">Phase 3 - Synthèse</text:h>
      <text:p text:style-name="Text_20_body">Répondez aux questions suivantes :</text:p>
      <text:list xml:id="list271741818" text:style-name="L1">
        <text:list-item>
          <text:p text:style-name="P1">Donnez une définition de l'agilité</text:p>
        </text:list-item>
      </text:list>
      <text:p text:style-name="Text_20_body"/>
      <text:p text:style-name="Text_20_body"/>
      <text:p text:style-name="Text_20_body"/>
      <text:list xml:id="list110915560862191" text:continue-numbering="true" text:style-name="L1">
        <text:list-item>
          <text:p text:style-name="P1">Pourquoi l'Extreme Programming ?</text:p>
        </text:list-item>
      </text:list>
      <text:p text:style-name="Text_20_body"/>
      <text:p text:style-name="Text_20_body"/>
      <text:p text:style-name="Text_20_body"/>
      <text:list xml:id="list110914676059217" text:continue-numbering="true" text:style-name="L1">
        <text:list-item>
          <text:p text:style-name="P1">Quels avantages y a-t'il à utiliser SCRUM ?</text:p>
        </text:list-item>
      </text:list>
      <text:p text:style-name="Text_20_body"><text:tab/><text:tab/><text:span text:style-name="T1">Pour un travail réellement en équipe, où le dialogue est permanent,</text:span></text:p>
      <text:p text:style-name="Text_20_body"><text:tab/><text:tab/><text:span text:style-name="T1">afin d’assurer la bonne compréhension du travail à effectuer, par chaque développeur.</text:span></text:p>
      <text:p text:style-name="Text_20_body"/>
      <text:list xml:id="list110914805197554" text:continue-numbering="true" text:style-name="L1">
        <text:list-item>
          <text:p text:style-name="P1"><text:span text:style-name="T2">S</text:span>print et intégration continue, expliquez le fonctionnement d'un <text:span text:style-name="Strong_20_Emphasis"><text:span text:style-name="Emphasis">sprint</text:span></text:span></text:p>
        </text:list-item>
      </text:list>
      <text:p text:style-name="Text_20_body"><text:span text:style-name="Emphasis"/></text:p>
      <text:p text:style-name="Text_20_body"><text:span text:style-name="Emphasis"/></text:p>
      <text:p text:style-name="Text_20_body"><text:span text:style-name="Emphasis"/></text:p>
      <text:p text:style-name="Text_20_body"><text:span text:style-name="Strong_20_Emphasis"><text:span text:style-name="Emphasis"/></text:span></text:p>
      <text:list xml:id="list110915015411312" text:continue-numbering="true" text:style-name="L1">
        <text:list-item>
          <text:p text:style-name="P1">TDD :(Test Driven Development), recherchez des informations pour expliquer le principe.</text:p>
          <text:list>
            <text:list-header>
              <text:p text:style-name="P2">Les tests permettent de contrôler le comportement du logiciel, </text:p>
            </text:list-header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6:38:04.190288015</meta:creation-date>
    <dc:date>2023-04-25T10:59:44.496061117</dc:date>
    <meta:editing-duration>PT18H21M39S</meta:editing-duration>
    <meta:editing-cycles>5</meta:editing-cycles>
    <meta:generator>LibreOffice/7.4.6.2$Linux_X86_64 LibreOffice_project/40$Build-2</meta:generator>
    <meta:document-statistic meta:table-count="0" meta:image-count="0" meta:object-count="0" meta:page-count="1" meta:paragraph-count="11" meta:word-count="90" meta:character-count="592" meta:non-whitespace-character-count="514"/>
  </office:meta>
</office:document-meta>
</file>